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050000L" svg:font-family="D050000L"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4pt" officeooo:rsid="00122feb" officeooo:paragraph-rsid="00122feb" style:font-size-asian="14pt" style:font-size-complex="14pt"/>
    </style:style>
    <style:style style:name="P2" style:family="paragraph" style:parent-style-name="Standard">
      <style:text-properties style:font-name="Georgia" fo:font-size="14pt" officeooo:rsid="00122feb" officeooo:paragraph-rsid="00122feb" style:font-size-asian="14pt" style:font-size-complex="14pt"/>
    </style:style>
    <style:style style:name="P3" style:family="paragraph" style:parent-style-name="Standard">
      <style:paragraph-properties fo:margin-top="0.0791in" fo:margin-bottom="0.0791in" style:contextual-spacing="false" fo:line-height="200%"/>
      <style:text-properties style:font-name="Georgia" fo:font-size="14pt" officeooo:rsid="00122feb" officeooo:paragraph-rsid="00122feb" style:font-size-asian="14pt" style:font-size-complex="14pt"/>
    </style:style>
    <style:style style:name="T1" style:family="text">
      <style:text-properties officeooo:rsid="00131e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ch 26, 2026</text:p>
      <text:p text:style-name="P2"/>
      <text:p text:style-name="P2">Dear Dad,</text:p>
      <text:p text:style-name="P2"/>
      <text:p text:style-name="P3"><text:tab/>I don’t know how to say this. Mom’s just not doing that great these days. It’s difficult to see her going through everything she’s going through. She’s going through a lot right now. It breaks my heart to think she has to go through all of this. It doesn’t feel fair to her. Life is hell. That’s what I’ve decided. It’s not fair especially to those who are going through a difficult time.</text:p>
      <text:p text:style-name="P3"><text:tab/><text:span text:style-name="T1">The truth of the matter is she needs you now more than ever. I don’t know how you can help from the other side of things, but that’s what she needs right now. I wish I could do something for her, but I am unable to do anything but listen to whatever she has to say. So I’m trying to do my best to put on a brave face for her. I fear that it isn’t enough and I need to do more.</text:span></text:p>
      <text:p text:style-name="P2">Love,</text:p>
      <text:p text:style-name="P2">Ky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050000L" svg:font-family="D050000L"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6T16:04:39.977968248</meta:creation-date>
    <dc:date>2026-03-26T16:20:46.640324883</dc:date>
    <meta:editing-duration>PT5M54S</meta:editing-duration>
    <meta:editing-cycles>1</meta:editing-cycles>
    <meta:document-statistic meta:table-count="0" meta:image-count="0" meta:object-count="0" meta:page-count="1" meta:paragraph-count="6" meta:word-count="163" meta:character-count="798" meta:non-whitespace-character-count="639"/>
    <meta:generator>LibreOffice/24.2.7.2$Linux_X86_64 LibreOffice_project/420$Build-2</meta:generator>
  </office:meta>
</office:document-meta>
</file>